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18087228957523547" text:style-name="Outline">
        <text:list-item>
          <text:h text:style-name="P3" text:outline-level="1">GO</text:h>
        </text:list-item>
        <text:list-item>
          <text:h text:style-name="Heading_20_1" text:outline-level="1">Programación Web</text:h>
        </text:list-item>
      </text:list>
      <text:p text:style-name="Standard"/>
      <text:p text:style-name="Standard">Objetivo:</text:p>
      <text:p text:style-name="Standard"/>
      <text:p text:style-name="Standard">F.Creación: 12-4-2018</text:p>
      <text:p text:style-name="Standard"/>
      <text:p text:style-name="P1">Programa:<text:tab/><text:a xlink:type="simple" xlink:href="https://codingornot.com/01-go-web-como-crear-aplicaciones-web-con-go" text:style-name="Internet_20_link" text:visited-style-name="Visited_20_Internet_20_Link">Primera clase</text:a></text:p>
      <text:p text:style-name="P1"><text:s/><text:tab/><text:tab/><text:a xlink:type="simple" xlink:href="https://bootsnipp.com/forms" text:style-name="Internet_20_link" text:visited-style-name="Visited_20_Internet_20_Link">generador de formularios</text:a></text:p>
      <text:p text:style-name="P1"><text:tab/><text:tab/><text:a xlink:type="simple" xlink:href="https://mobirise.com/es/help/web-builder-facil-de-usar-guia-para-principiantes-de-mobirise-259.html" text:style-name="Internet_20_link" text:visited-style-name="Visited_20_Internet_20_Link">manual de mobirise</text:a></text:p>
      <text:p text:style-name="P1"><text:tab/><text:tab/><text:a xlink:type="simple" xlink:href="http://www.findsimilarsites.es/similar-a/mobirise.com" text:style-name="Internet_20_link" text:visited-style-name="Visited_20_Internet_20_Link">competencias de mobirise</text:a></text:p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x</text:p>
      <text:p text:style-name="P1">max82574971@gmail.com</text:p>
      <text:p text:style-name="P2"/>
      <text:p text:style-name="Standard"><text:a xlink:type="simple" xlink:href="https://codingornot.com/01-go-web-como-crear-aplicaciones-web-con-go" text:style-name="Internet_20_link" text:visited-style-name="Visited_20_Internet_20_Link">Primera Clase</text:a></text:p>
      <text:p text:style-name="Standard"><text:a xlink:type="simple" xlink:href="https://codingornot.com/02-go-web-como-hacer-peticiones-http-con-golang" text:style-name="Internet_20_link" text:visited-style-name="Visited_20_Internet_20_Link">como hacer peticiones web</text:a></text:p>
      <text:p text:style-name="Standard"><text:a xlink:type="simple" xlink:href="https://codingornot.com/03-go-web-como-servir-paginas-con-golang" text:style-name="Internet_20_link" text:visited-style-name="Visited_20_Internet_20_Link">como servir páginas</text:a></text:p>
      <text:p text:style-name="Standard"><text:a xlink:type="simple" xlink:href="https://codingornot.com/04-go-web-como-crear-un-editor-de-paginas-con-golang-parte-1-de-2" text:style-name="Internet_20_link" text:visited-style-name="Visited_20_Internet_20_Link">Editar págin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8</meta:editing-cycles>
    <meta:creation-date>2019-04-12T14:34:20</meta:creation-date>
    <meta:editing-duration>PT7H7M42S</meta:editing-duration>
    <meta:generator>OpenOffice/4.1.6$Unix OpenOffice.org_project/416m1$Build-9790</meta:generator>
    <meta:initial-creator>Máximo Meza</meta:initial-creator>
    <dc:date>2019-04-28T00:07:49</dc:date>
    <dc:creator>Máximo Meza</dc:creator>
    <meta:document-statistic meta:table-count="0" meta:image-count="0" meta:object-count="0" meta:page-count="3" meta:paragraph-count="16" meta:word-count="38" meta:character-count="2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